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02 <text:s text:c="51"/>47_52_99_54_144_177_74_178_143_87_142</text:p>
      <text:p text:style-name="P1">102_139 <text:s text:c="47"/>47_52_99_54_144_177_74_178_143_87_142_104</text:p>
      <text:p text:style-name="P1">102_139_24 <text:s text:c="44"/>47_52_99_54_144_177_74_178_143_87_142_104_102</text:p>
      <text:p text:style-name="P1">102_139_24_181 <text:s text:c="40"/>47_52_99_54_144_177_74_178_143_87_142_104_102_139</text:p>
      <text:p text:style-name="P1">102_139_24_181_4 <text:s text:c="38"/>47_52_99_54_144_177_74_178_143_87_142_104_102_139_24</text:p>
      <text:p text:style-name="P1">102_139_24_181_4_60 <text:s text:c="35"/>47_52_99_54_144_177_74_178_143_87_142_104_102_139_24_181</text:p>
      <text:p text:style-name="P1">102_139_24_181_4_60_107 <text:s text:c="31"/>47_52_99_54_144_177_74_178_143_87_142_104_102_139_24_181_4</text:p>
      <text:p text:style-name="P1">104 <text:s text:c="51"/>47_52_99_54_144_177_74_178_143_87_142_104_102_139_24_181_4_60</text:p>
      <text:p text:style-name="P1">104_102 <text:s text:c="47"/>47_52_99_54_144_177_74_178_143_87_142_104_102_139_24_181_4_60_107</text:p>
      <text:p text:style-name="P1">104_102_139 <text:s text:c="43"/>48</text:p>
      <text:p text:style-name="P1">104_102_139_24 <text:s text:c="40"/>48_47</text:p>
      <text:p text:style-name="P1">104_102_139_24_181 <text:s text:c="36"/>48_47_52</text:p>
      <text:p text:style-name="P1">104_102_139_24_181_4 <text:s text:c="34"/>48_47_52_99</text:p>
      <text:p text:style-name="P1">104_102_139_24_181_4_60 <text:s text:c="31"/>48_47_52_99_54</text:p>
      <text:p text:style-name="P1">104_102_139_24_181_4_60_107 <text:s text:c="27"/>48_47_52_99_54_144</text:p>
      <text:p text:style-name="P1">107 <text:s text:c="51"/>48_47_52_99_54_144_177</text:p>
      <text:p text:style-name="P1">139 <text:s text:c="51"/>48_47_52_99_54_144_177_74</text:p>
      <text:p text:style-name="P1">139_24 <text:s text:c="48"/>48_47_52_99_54_144_177_74_178</text:p>
      <text:p text:style-name="P1">139_24_181 <text:s text:c="44"/>48_47_52_99_54_144_177_74_178_143</text:p>
      <text:p text:style-name="P1">139_24_181_4 <text:s text:c="42"/>48_47_52_99_54_144_177_74_178_143_87</text:p>
      <text:p text:style-name="P1">139_24_181_4_60 <text:s text:c="39"/>48_47_52_99_54_144_177_74_178_143_87_142</text:p>
      <text:p text:style-name="P1">139_24_181_4_60_107 <text:s text:c="35"/>48_47_52_99_54_144_177_74_178_143_87_142_104</text:p>
      <text:p text:style-name="P1">142 <text:s text:c="51"/>48_47_52_99_54_144_177_74_178_143_87_142_104_102</text:p>
      <text:p text:style-name="P1">142_104 <text:s text:c="47"/>48_47_52_99_54_144_177_74_178_143_87_142_104_102_139</text:p>
      <text:p text:style-name="P1">142_104_102 <text:s text:c="43"/>48_47_52_99_54_144_177_74_178_143_87_142_104_102_139_24</text:p>
      <text:p text:style-name="P1">142_104_102_139 <text:s text:c="39"/>48_47_52_99_54_144_177_74_178_143_87_142_104_102_139_24_181</text:p>
      <text:p text:style-name="P1">142_104_102_139_24 <text:s text:c="36"/>48_47_52_99_54_144_177_74_178_143_87_142_104_102_139_24_181_4</text:p>
      <text:p text:style-name="P1">142_104_102_139_24_181 <text:s text:c="32"/>48_47_52_99_54_144_177_74_178_143_87_142_104_102_139_24_181_4_60</text:p>
      <text:p text:style-name="P1">142_104_102_139_24_181_4 <text:s text:c="30"/>48_47_52_99_54_144_177_74_178_143_87_142_104_102_139_24_181_4_60_107</text:p>
      <text:p text:style-name="P1">142_104_102_139_24_181_4_60 <text:s text:c="27"/>52</text:p>
      <text:p text:style-name="P1">142_104_102_139_24_181_4_60_107 <text:s text:c="23"/>52_99</text:p>
      <text:p text:style-name="P1">143 <text:s text:c="51"/>52_99_54</text:p>
      <text:p text:style-name="P1">143_87 <text:s text:c="48"/>52_99_54_144</text:p>
      <text:p text:style-name="P1">143_87_142 <text:s text:c="44"/>52_99_54_144_177</text:p>
      <text:p text:style-name="P1">143_87_142_104 <text:s text:c="40"/>52_99_54_144_177_74</text:p>
      <text:p text:style-name="P1">143_87_142_104_102 <text:s text:c="36"/>52_99_54_144_177_74_178</text:p>
      <text:p text:style-name="P1">143_87_142_104_102_139 <text:s text:c="32"/>52_99_54_144_177_74_178_143</text:p>
      <text:p text:style-name="P1">143_87_142_104_102_139_24 <text:s text:c="29"/>52_99_54_144_177_74_178_143_87</text:p>
      <text:p text:style-name="P1">143_87_142_104_102_139_24_181 <text:s text:c="25"/>52_99_54_144_177_74_178_143_87_142</text:p>
      <text:p text:style-name="P1">143_87_142_104_102_139_24_181_4 <text:s text:c="23"/>52_99_54_144_177_74_178_143_87_142_104</text:p>
      <text:p text:style-name="P1">143_87_142_104_102_139_24_181_4_60 <text:s text:c="20"/>52_99_54_144_177_74_178_143_87_142_104_102</text:p>
      <text:p text:style-name="P1">143_87_142_104_102_139_24_181_4_60_107 <text:s text:c="16"/>52_99_54_144_177_74_178_143_87_142_104_102_139</text:p>
      <text:p text:style-name="P1">144 <text:s text:c="51"/>52_99_54_144_177_74_178_143_87_142_104_102_139_24</text:p>
      <text:p text:style-name="P1">144_177 <text:s text:c="47"/>52_99_54_144_177_74_178_143_87_142_104_102_139_24_181</text:p>
      <text:p text:style-name="P1">144_177_74 <text:s text:c="44"/>52_99_54_144_177_74_178_143_87_142_104_102_139_24_181_4</text:p>
      <text:p text:style-name="P1">144_177_74_178 <text:s text:c="40"/>52_99_54_144_177_74_178_143_87_142_104_102_139_24_181_4_60</text:p>
      <text:p text:style-name="P1">144_177_74_178_143 <text:s text:c="36"/>52_99_54_144_177_74_178_143_87_142_104_102_139_24_181_4_60_107</text:p>
      <text:p text:style-name="P1">144_177_74_178_143_87 <text:s text:c="33"/>54</text:p>
      <text:p text:style-name="P1">144_177_74_178_143_87_142 <text:s text:c="29"/>54_144</text:p>
      <text:p text:style-name="P1">144_177_74_178_143_87_142_104 <text:s text:c="25"/>54_144_177</text:p>
      <text:p text:style-name="P1">144_177_74_178_143_87_142_104_102 <text:s text:c="21"/>54_144_177_74</text:p>
      <text:p text:style-name="P1">144_177_74_178_143_87_142_104_102_139 <text:s text:c="17"/>54_144_177_74_178</text:p>
      <text:p text:style-name="P1">144_177_74_178_143_87_142_104_102_139_24 <text:s text:c="14"/>54_144_177_74_178_143</text:p>
      <text:p text:style-name="P1">144_177_74_178_143_87_142_104_102_139_24_181 <text:s text:c="10"/>54_144_177_74_178_143_87</text:p>
      <text:p text:style-name="P1">144_177_74_178_143_87_142_104_102_139_24_181_4 <text:s text:c="8"/>54_144_177_74_178_143_87_142</text:p>
      <text:p text:style-name="P1">144_177_74_178_143_87_142_104_102_139_24_181_4_60 <text:s text:c="5"/>54_144_177_74_178_143_87_142_104</text:p>
      <text:p text:style-name="P1">144_177_74_178_143_87_142_104_102_139_24_181_4_60_107 <text:s/>54_144_177_74_178_143_87_142_104_102</text:p>
      <text:p text:style-name="P1">177 <text:s text:c="51"/>54_144_177_74_178_143_87_142_104_102_139</text:p>
      <text:p text:style-name="P1"><text:soft-page-break/>177_74 <text:s text:c="48"/>54_144_177_74_178_143_87_142_104_102_139_24</text:p>
      <text:p text:style-name="P1">177_74_178 <text:s text:c="44"/>54_144_177_74_178_143_87_142_104_102_139_24_181</text:p>
      <text:p text:style-name="P1">177_74_178_143 <text:s text:c="40"/>54_144_177_74_178_143_87_142_104_102_139_24_181_4</text:p>
      <text:p text:style-name="P1">177_74_178_143_87 <text:s text:c="37"/>54_144_177_74_178_143_87_142_104_102_139_24_181_4_60</text:p>
      <text:p text:style-name="P1">177_74_178_143_87_142 <text:s text:c="33"/>54_144_177_74_178_143_87_142_104_102_139_24_181_4_60_107</text:p>
      <text:p text:style-name="P1">177_74_178_143_87_142_104 <text:s text:c="29"/>60</text:p>
      <text:p text:style-name="P1">177_74_178_143_87_142_104_102 <text:s text:c="25"/>60_107</text:p>
      <text:p text:style-name="P1">177_74_178_143_87_142_104_102_139 <text:s text:c="21"/>74</text:p>
      <text:p text:style-name="P1">177_74_178_143_87_142_104_102_139_24 <text:s text:c="18"/>74_178</text:p>
      <text:p text:style-name="P1">177_74_178_143_87_142_104_102_139_24_181 <text:s text:c="14"/>74_178_143</text:p>
      <text:p text:style-name="P1">177_74_178_143_87_142_104_102_139_24_181_4 <text:s text:c="12"/>74_178_143_87</text:p>
      <text:p text:style-name="P1">177_74_178_143_87_142_104_102_139_24_181_4_60 <text:s text:c="9"/>74_178_143_87_142</text:p>
      <text:p text:style-name="P1">177_74_178_143_87_142_104_102_139_24_181_4_60_107 <text:s text:c="5"/>74_178_143_87_142_104</text:p>
      <text:p text:style-name="P1">178 <text:s text:c="51"/>74_178_143_87_142_104_102</text:p>
      <text:p text:style-name="P1">178_143 <text:s text:c="47"/>74_178_143_87_142_104_102_139</text:p>
      <text:p text:style-name="P1">178_143_87 <text:s text:c="44"/>74_178_143_87_142_104_102_139_24</text:p>
      <text:p text:style-name="P1">178_143_87_142 <text:s text:c="40"/>74_178_143_87_142_104_102_139_24_181</text:p>
      <text:p text:style-name="P1">178_143_87_142_104 <text:s text:c="36"/>74_178_143_87_142_104_102_139_24_181_4</text:p>
      <text:p text:style-name="P1">178_143_87_142_104_102 <text:s text:c="32"/>74_178_143_87_142_104_102_139_24_181_4_60</text:p>
      <text:p text:style-name="P1">178_143_87_142_104_102_139 <text:s text:c="28"/>74_178_143_87_142_104_102_139_24_181_4_60_107</text:p>
      <text:p text:style-name="P1">178_143_87_142_104_102_139_24 <text:s text:c="25"/>87</text:p>
      <text:p text:style-name="P1">178_143_87_142_104_102_139_24_181 <text:s text:c="21"/>87_142</text:p>
      <text:p text:style-name="P1">178_143_87_142_104_102_139_24_181_4 <text:s text:c="19"/>87_142_104</text:p>
      <text:p text:style-name="P1">178_143_87_142_104_102_139_24_181_4_60 <text:s text:c="16"/>87_142_104_102</text:p>
      <text:p text:style-name="P1">178_143_87_142_104_102_139_24_181_4_60_107 <text:s text:c="12"/>87_142_104_102_139</text:p>
      <text:p text:style-name="P1">181 <text:s text:c="51"/>87_142_104_102_139_24</text:p>
      <text:p text:style-name="P1">181_4 <text:s text:c="49"/>87_142_104_102_139_24_181</text:p>
      <text:p text:style-name="P1">181_4_60 <text:s text:c="46"/>87_142_104_102_139_24_181_4</text:p>
      <text:p text:style-name="P1">181_4_60_107 <text:s text:c="42"/>87_142_104_102_139_24_181_4_60</text:p>
      <text:p text:style-name="P1">24 <text:s text:c="52"/>87_142_104_102_139_24_181_4_60_107</text:p>
      <text:p text:style-name="P1">24_181 <text:s text:c="48"/>99</text:p>
      <text:p text:style-name="P1">24_181_4 <text:s text:c="46"/>99_54</text:p>
      <text:p text:style-name="P1">24_181_4_60 <text:s text:c="43"/>99_54_144</text:p>
      <text:p text:style-name="P1">24_181_4_60_107 <text:s text:c="39"/>99_54_144_177</text:p>
      <text:p text:style-name="P1">4 <text:s text:c="53"/>99_54_144_177_74</text:p>
      <text:p text:style-name="P1">4_60 <text:s text:c="50"/>99_54_144_177_74_178</text:p>
      <text:p text:style-name="P1">4_60_107 <text:s text:c="46"/>99_54_144_177_74_178_143</text:p>
      <text:p text:style-name="P1">47 <text:s text:c="52"/>99_54_144_177_74_178_143_87</text:p>
      <text:p text:style-name="P1">47_52 <text:s text:c="49"/>99_54_144_177_74_178_143_87_142</text:p>
      <text:p text:style-name="P1">47_52_99 <text:s text:c="46"/>99_54_144_177_74_178_143_87_142_104</text:p>
      <text:p text:style-name="P1">47_52_99_54 <text:s text:c="43"/>99_54_144_177_74_178_143_87_142_104_102</text:p>
      <text:p text:style-name="P1">47_52_99_54_144 <text:s text:c="39"/>99_54_144_177_74_178_143_87_142_104_102_139</text:p>
      <text:p text:style-name="P1">47_52_99_54_144_177 <text:s text:c="35"/>99_54_144_177_74_178_143_87_142_104_102_139_24</text:p>
      <text:p text:style-name="P1">47_52_99_54_144_177_74 <text:s text:c="32"/>99_54_144_177_74_178_143_87_142_104_102_139_24_181</text:p>
      <text:p text:style-name="P1">47_52_99_54_144_177_74_178 <text:s text:c="28"/>99_54_144_177_74_178_143_87_142_104_102_139_24_181_4</text:p>
      <text:p text:style-name="P1">47_52_99_54_144_177_74_178_143 <text:s text:c="24"/>99_54_144_177_74_178_143_87_142_104_102_139_24_181_4_60</text:p>
      <text:p text:style-name="P1">47_52_99_54_144_177_74_178_143_87 <text:s text:c="21"/>99_54_144_177_74_178_143_87_142_104_102_139_24_181_4_60_107</text:p>
      <text:p text:style-name="P1"/>
      <text:p text:style-name="P1"/>
      <text:p text:style-name="P1"/>
      <text:p text:style-name="P2">48_47_52_99_54_144_177_74_178_143_87_142_104_102_139_24_181_4_60_107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4T17:25:33.590286425</meta:creation-date>
    <dc:date>2025-02-04T17:30:14.725133608</dc:date>
    <meta:editing-duration>PT4M50S</meta:editing-duration>
    <meta:editing-cycles>1</meta:editing-cycles>
    <meta:document-statistic meta:table-count="0" meta:image-count="0" meta:object-count="0" meta:page-count="2" meta:paragraph-count="106" meta:word-count="211" meta:character-count="9092" meta:non-whitespace-character-count="5318"/>
    <meta:generator>LibreOffice/7.5.9.2$Linux_X86_64 LibreOffice_project/50$Build-2</meta:generator>
  </office:meta>
</office:document-meta>
</file>